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s(`s#` varchar(10) primary key, sname varchar(10), status int, city varchar(10));</text:p>
      <text:p text:style-name="Standard">insert into s values('s1', 'smith',20, 'london');</text:p>
      <text:p text:style-name="Standard">insert into s values('s2', 'jones',10, 'paris');</text:p>
      <text:p text:style-name="Standard">insert into s values('s3', 'blake',30, 'paris');</text:p>
      <text:p text:style-name="Standard">insert into s values('s4', 'clark',20, 'london');</text:p>
      <text:p text:style-name="Standard">insert into s values('s5', 'adams',30, 'athens');</text:p>
      <text:p text:style-name="Standard"/>
      <text:p text:style-name="Standard">select * from s;</text:p>
      <text:p text:style-name="Standard">+----+-------+--------+--------+</text:p>
      <text:p text:style-name="Standard">| s# | sname | status | city <text:s text:c="2"/>|</text:p>
      <text:p text:style-name="Standard">+----+-------+--------+--------+</text:p>
      <text:p text:style-name="Standard">| s1 | smith | <text:s text:c="4"/>20 | london |</text:p>
      <text:p text:style-name="Standard">| s2 | jones | <text:s text:c="4"/>10 | paris <text:s/>|</text:p>
      <text:p text:style-name="Standard">| s3 | blake | <text:s text:c="4"/>30 | paris <text:s/>|</text:p>
      <text:p text:style-name="Standard">| s4 | clark | <text:s text:c="4"/>20 | london |</text:p>
      <text:p text:style-name="Standard">| s5 | adams | <text:s text:c="4"/>30 | athens |</text:p>
      <text:p text:style-name="Standard">+----+-------+--------+--------+</text:p>
      <text:p text:style-name="Standard"/>
      <text:p text:style-name="Standard">create table p(`p#` varchar(10) primary key, pname varchar(10), color varchar(10),wt int, city varchar(10));</text:p>
      <text:p text:style-name="Standard">insert into p values('p1', 'nut','red',12,'london');</text:p>
      <text:p text:style-name="Standard">insert into p values('p2', 'bolt','green',17,'paris');</text:p>
      <text:p text:style-name="Standard">insert into p values('p3', 'screw','blue',17,'rome');</text:p>
      <text:p text:style-name="Standard">insert into p values('p4', 'screw','red',14,'london');</text:p>
      <text:p text:style-name="Standard">insert into p values('p5', 'cam','blue',12,'paris');</text:p>
      <text:p text:style-name="Standard">insert into p values('p6', 'cog','red',19,'london');</text:p>
      <text:p text:style-name="Standard"/>
      <text:p text:style-name="Standard">select * from p;</text:p>
      <text:p text:style-name="Standard">+----+-------+-------+------+--------+</text:p>
      <text:p text:style-name="Standard">| p# | pname | color | wt <text:s text:c="2"/>| city <text:s text:c="2"/>|</text:p>
      <text:p text:style-name="Standard">+----+-------+-------+------+--------+</text:p>
      <text:p text:style-name="Standard">| p1 | nut <text:s text:c="2"/>| red <text:s text:c="2"/>| <text:s text:c="2"/>12 | london |</text:p>
      <text:p text:style-name="Standard">| p2 | bolt <text:s/>| green | <text:s text:c="2"/>17 | paris <text:s/>|</text:p>
      <text:p text:style-name="Standard">| p3 | screw | blue <text:s/>| <text:s text:c="2"/>17 | rome <text:s text:c="2"/>|</text:p>
      <text:p text:style-name="Standard">| p4 | screw | red <text:s text:c="2"/>| <text:s text:c="2"/>14 | london |</text:p>
      <text:p text:style-name="Standard">| p5 | cam <text:s text:c="2"/>| blue <text:s/>| <text:s text:c="2"/>12 | paris <text:s/>|</text:p>
      <text:p text:style-name="Standard">| p6 | cog <text:s text:c="2"/>| red <text:s text:c="2"/>| <text:s text:c="2"/>19 | london |</text:p>
      <text:p text:style-name="Standard">+----+-------+-------+------+--------+</text:p>
      <text:p text:style-name="Standard"/>
      <text:p text:style-name="Standard">create table sp(`s#` varchar(10) , `p#` varchar(10), qty int, foreign key(`s#`) references s(`s#`), foreign key(`p#`) references p(`p#`) );</text:p>
      <text:p text:style-name="Standard">insert into sp values('s1','p1',300);</text:p>
      <text:p text:style-name="Standard">insert into sp values('s1','p2',200);</text:p>
      <text:p text:style-name="Standard">insert into sp values('s1','p3',400);</text:p>
      <text:p text:style-name="Standard">insert into sp values('s1','p4',200);</text:p>
      <text:p text:style-name="Standard">insert into sp values('s1','p5',100);</text:p>
      <text:p text:style-name="Standard">insert into sp values('s1','p6',100);</text:p>
      <text:p text:style-name="Standard">insert into sp values('s2','p1',300);</text:p>
      <text:p text:style-name="Standard">insert into sp values('s2','p2',400);</text:p>
      <text:p text:style-name="Standard"><text:soft-page-break/>insert into sp values('s3','p2',200);</text:p>
      <text:p text:style-name="Standard">insert into sp values('s4','p2',200);</text:p>
      <text:p text:style-name="Standard">insert into sp values('s4','p4',300);</text:p>
      <text:p text:style-name="Standard">insert into sp values('s4','p5',400);</text:p>
      <text:p text:style-name="Standard"/>
      <text:p text:style-name="Standard">select * from sp;</text:p>
      <text:p text:style-name="Standard">+------+------+------+</text:p>
      <text:p text:style-name="Standard">| s# <text:s text:c="2"/>| p# <text:s text:c="2"/>| qty <text:s/>|</text:p>
      <text:p text:style-name="Standard">+------+------+------+</text:p>
      <text:p text:style-name="Standard">| s1 <text:s text:c="2"/>| p1 <text:s text:c="2"/>| <text:s/>300 |</text:p>
      <text:p text:style-name="Standard">| s1 <text:s text:c="2"/>| p2 <text:s text:c="2"/>| <text:s/>200 |</text:p>
      <text:p text:style-name="Standard">| s1 <text:s text:c="2"/>| p3 <text:s text:c="2"/>| <text:s/>400 |</text:p>
      <text:p text:style-name="Standard">| s1 <text:s text:c="2"/>| p4 <text:s text:c="2"/>| <text:s/>200 |</text:p>
      <text:p text:style-name="Standard">| s1 <text:s text:c="2"/>| p5 <text:s text:c="2"/>| <text:s/>100 |</text:p>
      <text:p text:style-name="Standard">| s1 <text:s text:c="2"/>| p6 <text:s text:c="2"/>| <text:s/>100 |</text:p>
      <text:p text:style-name="Standard">| s2 <text:s text:c="2"/>| p1 <text:s text:c="2"/>| <text:s/>300 |</text:p>
      <text:p text:style-name="Standard">| s2 <text:s text:c="2"/>| p2 <text:s text:c="2"/>| <text:s/>400 |</text:p>
      <text:p text:style-name="Standard">| s3 <text:s text:c="2"/>| p2 <text:s text:c="2"/>| <text:s/>200 |</text:p>
      <text:p text:style-name="Standard">| s4 <text:s text:c="2"/>| p2 <text:s text:c="2"/>| <text:s/>200 |</text:p>
      <text:p text:style-name="Standard">| s4 <text:s text:c="2"/>| p4 <text:s text:c="2"/>| <text:s/>300 |</text:p>
      <text:p text:style-name="Standard">| s4 <text:s text:c="2"/>| p5 <text:s text:c="2"/>| <text:s/>400 |</text:p>
      <text:p text:style-name="Standard">+------+------+------+</text:p>
      <text:p text:style-name="Standard"/>
      <text:p text:style-name="Standard">QUERY:</text:p>
      <text:p text:style-name="Standard"/>
      <text:p text:style-name="Standard">1. Get full details of all parts of London.</text:p>
      <text:p text:style-name="Standard"><text:s/>select * from p where city='london';</text:p>
      <text:p text:style-name="Standard">+----+-------+-------+------+--------+</text:p>
      <text:p text:style-name="Standard">| p# | pname | color | wt <text:s text:c="2"/>| city <text:s text:c="2"/>|</text:p>
      <text:p text:style-name="Standard">+----+-------+-------+------+--------+</text:p>
      <text:p text:style-name="Standard">| p1 | nut <text:s text:c="2"/>| red <text:s text:c="2"/>| <text:s text:c="2"/>12 | london |</text:p>
      <text:p text:style-name="Standard">| p4 | screw | red <text:s text:c="2"/>| <text:s text:c="2"/>14 | london |</text:p>
      <text:p text:style-name="Standard">| p6 | cog <text:s text:c="2"/>| red <text:s text:c="2"/>| <text:s text:c="2"/>19 | london |</text:p>
      <text:p text:style-name="Standard">+----+-------+-------+------+--------+</text:p>
      <text:p text:style-name="Standard"/>
      <text:p text:style-name="Standard">2. Get s# for suppliers who supply the part p1.</text:p>
      <text:p text:style-name="Standard">select `s#` from sp where `p#`='p1';</text:p>
      <text:p text:style-name="Standard">+------+</text:p>
      <text:p text:style-name="Standard">| s# <text:s text:c="2"/>|</text:p>
      <text:p text:style-name="Standard">+------+</text:p>
      <text:p text:style-name="Standard">| s1 <text:s text:c="2"/>|</text:p>
      <text:p text:style-name="Standard">| s2 <text:s text:c="2"/>|</text:p>
      <text:p text:style-name="Standard">+------+</text:p>
      <text:p text:style-name="Standard"/>
      <text:p text:style-name="Standard">3. Get all part-color/part-city combinations.</text:p>
      <text:p text:style-name="Standard">select color,city from p;</text:p>
      <text:p text:style-name="Standard">+-------+--------+</text:p>
      <text:p text:style-name="Standard">| color | city <text:s text:c="2"/>|</text:p>
      <text:p text:style-name="Standard">+-------+--------+</text:p>
      <text:p text:style-name="Standard"><text:soft-page-break/>| red <text:s text:c="2"/>| london |</text:p>
      <text:p text:style-name="Standard">| green | paris <text:s/>|</text:p>
      <text:p text:style-name="Standard">| blue <text:s/>| rome <text:s text:c="2"/>|</text:p>
      <text:p text:style-name="Standard">| red <text:s text:c="2"/>| london |</text:p>
      <text:p text:style-name="Standard">| blue <text:s/>| paris <text:s/>|</text:p>
      <text:p text:style-name="Standard">| red <text:s text:c="2"/>| london |</text:p>
      <text:p text:style-name="Standard">+-------+--------+</text:p>
      <text:p text:style-name="Standard"/>
      <text:p text:style-name="Standard">4. Get all s#/p# doubles such that they all are co-located.</text:p>
      <text:p text:style-name="Standard">select sp.`s#`,s.city , sp.`p#`,p.city from sp <text:s/>join s on sp.`s#` = s.`s#` join p on sp.`p#` = p.`p#` where s.city=p.city;</text:p>
      <text:p text:style-name="Standard">+------+--------+------+--------+</text:p>
      <text:p text:style-name="Standard">| s# <text:s text:c="2"/>| city <text:s text:c="2"/>| p# <text:s text:c="2"/>| city <text:s text:c="2"/>|</text:p>
      <text:p text:style-name="Standard">+------+--------+------+--------+</text:p>
      <text:p text:style-name="Standard">| s1 <text:s text:c="2"/>| london | p1 <text:s text:c="2"/>| london |</text:p>
      <text:p text:style-name="Standard">| s1 <text:s text:c="2"/>| london | p4 <text:s text:c="2"/>| london |</text:p>
      <text:p text:style-name="Standard">| s1 <text:s text:c="2"/>| london | p6 <text:s text:c="2"/>| london |</text:p>
      <text:p text:style-name="Standard">| s2 <text:s text:c="2"/>| paris <text:s/>| p2 <text:s text:c="2"/>| paris <text:s/>|</text:p>
      <text:p text:style-name="Standard">| s3 <text:s text:c="2"/>| paris <text:s/>| p2 <text:s text:c="2"/>| paris <text:s/>|</text:p>
      <text:p text:style-name="Standard">| s4 <text:s text:c="2"/>| london | p4 <text:s text:c="2"/>| london |</text:p>
      <text:p text:style-name="Standard">+------+--------+------+--------+</text:p>
      <text:p text:style-name="Standard"/>
      <text:p text:style-name="Standard">5. Get all s#/p# doubles such that they are not all co-located.</text:p>
      <text:p text:style-name="Standard">select sp.`s#`,s.city , sp.`p#`,p.city from sp <text:s/>join s on sp.`s#` = s.`s#` join p on sp.`p#` = p.`p#` where s.city &lt;&gt; p.city;</text:p>
      <text:p text:style-name="Standard">+------+--------+------+--------+</text:p>
      <text:p text:style-name="Standard">| s# <text:s text:c="2"/>| city <text:s text:c="2"/>| p# <text:s text:c="2"/>| city <text:s text:c="2"/>|</text:p>
      <text:p text:style-name="Standard">+------+--------+------+--------+</text:p>
      <text:p text:style-name="Standard">| s1 <text:s text:c="2"/>| london | p2 <text:s text:c="2"/>| paris <text:s/>|</text:p>
      <text:p text:style-name="Standard">| s1 <text:s text:c="2"/>| london | p3 <text:s text:c="2"/>| rome <text:s text:c="2"/>|</text:p>
      <text:p text:style-name="Standard">| s1 <text:s text:c="2"/>| london | p5 <text:s text:c="2"/>| paris <text:s/>|</text:p>
      <text:p text:style-name="Standard">| s2 <text:s text:c="2"/>| paris <text:s/>| p1 <text:s text:c="2"/>| london |</text:p>
      <text:p text:style-name="Standard">| s4 <text:s text:c="2"/>| london | p2 <text:s text:c="2"/>| paris <text:s/>|</text:p>
      <text:p text:style-name="Standard">| s4 <text:s text:c="2"/>| london | p5 <text:s text:c="2"/>| paris <text:s/>|</text:p>
      <text:p text:style-name="Standard">+------+--------+------+--------+</text:p>
      <text:p text:style-name="Standard"/>
      <text:p text:style-name="Standard">6. Get p# for parts supplied by a supplier in London.</text:p>
      <text:p text:style-name="Standard">select distinct sp.`p#` from sp join s on sp.`s#` = s.`s#` where city='london';</text:p>
      <text:p text:style-name="Standard">+------+</text:p>
      <text:p text:style-name="Standard">| p# <text:s text:c="2"/>|</text:p>
      <text:p text:style-name="Standard">+------+</text:p>
      <text:p text:style-name="Standard">| p1 <text:s text:c="2"/>|</text:p>
      <text:p text:style-name="Standard">| p2 <text:s text:c="2"/>|</text:p>
      <text:p text:style-name="Standard">| p3 <text:s text:c="2"/>|</text:p>
      <text:p text:style-name="Standard">| p4 <text:s text:c="2"/>|</text:p>
      <text:p text:style-name="Standard">| p5 <text:s text:c="2"/>|</text:p>
      <text:p text:style-name="Standard">| p6 <text:s text:c="2"/>|</text:p>
      <text:p text:style-name="Standard">+------+</text:p>
      <text:p text:style-name="Standard"/>
      <text:p text:style-name="Standard"><text:soft-page-break/>7. Get all pairs of cities such that a supplier in the first city supplies a part in the second city.</text:p>
      <text:p text:style-name="Standard">select distinct s.city as supplier_city from s join sp on sp.`s#` = s.`s#` ;</text:p>
      <text:p text:style-name="Standard">+---------------+</text:p>
      <text:p text:style-name="Standard">| supplier_city |</text:p>
      <text:p text:style-name="Standard">+---------------+</text:p>
      <text:p text:style-name="Standard">| london <text:s text:c="7"/>|</text:p>
      <text:p text:style-name="Standard">| paris <text:s text:c="8"/>|</text:p>
      <text:p text:style-name="Standard">+---------------+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5T22:22:46.406632600</meta:creation-date>
    <dc:date>2025-11-05T22:25:01.423742800</dc:date>
    <meta:editing-duration>PT2M15S</meta:editing-duration>
    <meta:editing-cycles>1</meta:editing-cycles>
    <meta:generator>LibreOffice/25.8.1.1$Windows_X86_64 LibreOffice_project/54047653041915e595ad4e45cccea684809c77b5</meta:generator>
    <meta:document-statistic meta:table-count="0" meta:image-count="0" meta:object-count="0" meta:page-count="4" meta:paragraph-count="138" meta:word-count="914" meta:character-count="4667" meta:non-whitespace-character-count="3710"/>
  </office:meta>
</office:document-meta>
</file>